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10.599cm" style:use-optimal-column-width="false"/>
    </style:style>
    <style:style style:name="co4" style:family="table-column">
      <style:table-column-properties style:column-width="3.53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017cm"/>
    </style:style>
    <style:style style:name="ce1" style:family="table-cell">
      <style:paragraph-properties fo:text-align="center" fo:border="1.1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66"/>
      <style:paragraph-properties fo:text-align="center" fo:border="1.13pt solid #000000"/>
      <style:text-properties fo:font-size="18pt" style:font-size-asian="18pt" style:font-size-complex="18pt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3.998cm" svg:x="3.486cm" svg:y="3.1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92.</text:p>
              </table:table-cell>
              <table:table-cell>
                <text:p text:style-name="P1">168.</text:p>
              </table:table-cell>
              <table:table-cell>
                <text:p text:style-name="P1">1.</text:p>
              </table:table-cell>
              <table:table-cell table:style-name="ce2">
                <text:p text:style-name="P1">12</text:p>
              </table:table-cell>
            </table:table-row>
            <table:table-row table:style-name="ro2" table:default-cell-style-name="ce1">
              <table:table-cell>
                <text:p text:style-name="P1">n</text:p>
              </table:table-cell>
              <table:table-cell>
                <text:p text:style-name="P1">n</text:p>
              </table:table-cell>
              <table:table-cell>
                <text:p text:style-name="P1">n</text:p>
              </table:table-cell>
              <table:table-cell table:style-name="ce2">
                <text:p text:style-name="P1">H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controls" svg:width="14.136cm" svg:height="2.016cm" svg:x="3.526cm" svg:y="7.8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 text:style-name="P1"><text:span text:style-name="T1">Δίκτυο</text:span></text:p>
                <text:p text:style-name="P1"><text:span text:style-name="T1">(Network)</text:span></text:p>
              </table:table-cell>
              <table:table-cell table:style-name="ce2">
                <text:p text:style-name="P1"><text:span text:style-name="T1">Υπολογιστής</text:span></text:p>
                <text:p text:style-name="P1"><text:span text:style-name="T1">(Host)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3T09:23:41.978000000</meta:creation-date>
    <dc:date>2016-11-13T09:30:54.998000000</dc:date>
    <meta:editing-duration>PT7M14S</meta:editing-duration>
    <meta:editing-cycles>1</meta:editing-cycles>
    <meta:document-statistic meta:object-count="2"/>
    <meta:generator>LibreOffice/5.1.1.3$Windows_X86_64 LibreOffice_project/89f508ef3ecebd2cfb8e1def0f0ba9a803b88a6d</meta:generator>
  </office:meta>
</office:document-meta>
</file>